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00000002D013BB02F500D721C4.jpg" manifest:media-type="image/jpeg"/>
  <manifest:file-entry manifest:full-path="Pictures/10000201000000FB00000093A4D63FD35B818F4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gr2" style:family="graphic" style:parent-style-name="standard">
      <style:graphic-properties draw:stroke="none" draw:fill="none" draw:fill-color="#ffffff" draw:textarea-vertical-align="top" fo:min-height="10.7cm" style:protect="position 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margin-top="0.254cm" fo:margin-bottom="0cm" fo:text-align="center"/>
    </style:style>
    <style:style style:name="P4" style:family="paragraph">
      <style:paragraph-properties fo:margin-top="0.762cm" fo:margin-bottom="0cm" fo:text-align="center"/>
    </style:style>
    <style:style style:name="P5" style:family="paragraph">
      <style:paragraph-properties fo:margin-top="0.508cm" fo:margin-bottom="0cm" fo:text-align="center"/>
    </style:style>
    <style:style style:name="P6" style:family="paragraph">
      <loext:graphic-properties draw:fill="none" draw:fill-color="#ffffff"/>
      <style:paragraph-properties fo:margin-left="0cm" fo:margin-right="0cm" fo:margin-top="2.54cm" fo:margin-bottom="0cm" fo:text-align="center" fo:text-indent="0cm" style:text-autospace="none">
        <style:tab-stops/>
      </style:paragraph-properties>
      <style:text-properties fo:color="#610506" fo:font-size="48pt" fo:text-shadow="none" fo:font-weight="bold" style:font-size-asian="48pt" style:font-weight-asian="bold" style:font-size-complex="48pt" style:font-weight-complex="bold"/>
    </style:style>
    <style:style style:name="T1" style:family="text">
      <style:text-properties fo:font-variant="normal" fo:text-transform="none" fo:color="#610506" style:text-outline="false" style:text-line-through-style="none" style:text-line-through-type="none" style:font-name="Liberation Sans1" fo:font-size="40pt" fo:language="es" fo:country="ES" fo:font-style="normal" fo:text-shadow="none" style:text-underline-style="none" fo:font-weight="bold" style:letter-kerning="true" style:font-name-asian="Arial" style:font-size-asian="40pt" style:language-asian="en" style:country-asian="US" style:font-style-asian="normal" style:font-weight-asian="bold" style:font-name-complex="Arial" style:font-size-complex="4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610506" style:font-name="Liberation Sans1" fo:font-size="28pt" fo:text-shadow="none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3" style:family="text">
      <style:text-properties fo:color="#610506" style:font-name="Liberation Sans1" fo:font-size="28pt" fo:text-shadow="none" style:text-underline-style="solid" style:text-underline-width="auto" style:text-underline-color="font-color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4" style:family="text">
      <style:text-properties fo:color="#610506" style:font-name="Liberation Sans1" fo:font-size="30pt" fo:text-shadow="none" fo:font-weight="bold" style:font-name-asian="Arial" style:font-size-asian="30pt" style:language-asian="en" style:country-asian="US" style:font-weight-asian="bold" style:font-name-complex="Arial" style:font-size-complex="30pt" style:language-complex="ar" style:country-complex="SA" style:font-weight-complex="bold"/>
    </style:style>
    <style:style style:name="T5" style:family="text">
      <style:text-properties fo:color="#610506" style:font-name="Liberation Sans1" fo:font-size="20pt" fo:text-shadow="none" fo:font-weight="bold" style:font-name-asian="Arial" style:font-size-asian="20pt" style:language-asian="en" style:country-asian="US" style:font-weight-asian="bold" style:font-name-complex="Arial" style:font-size-complex="20pt" style:language-complex="ar" style:country-complex="SA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8cm" svg:height="15.75cm" svg:x="0cm" svg:y="0cm">
          <draw:image xlink:href="Pictures/1000000000000500000002D013BB02F500D721C4.jpg" xlink:type="simple" xlink:show="embed" xlink:actuate="onLoad">
            <text:p/>
          </draw:image>
        </draw:frame>
        <draw:frame draw:style-name="gr2" draw:text-style-name="P6" draw:layer="layout" svg:width="19.431cm" svg:height="10.95cm" svg:x="4.285cm" svg:y="3.8cm">
          <draw:text-box>
            <text:p text:style-name="P2"><text:span text:style-name="T1">La entrada triunfal </text:span></text:p>
            <text:p text:style-name="P2"><text:span text:style-name="T1">de Jesús a Jerusalén</text:span></text:p>
            <text:p text:style-name="P3"><text:span text:style-name="T2">(Juan 12.12-19)</text:span></text:p>
            <text:p text:style-name="P2"><text:span text:style-name="T3">_________________</text:span></text:p>
            <text:p text:style-name="P4"><text:span text:style-name="T4">%language%</text:span></text:p>
            <text:p text:style-name="P3"><text:span text:style-name="T5">[%lang-code%]</text:span></text:p>
            <text:p text:style-name="P5"><text:span text:style-name="T4">%country%</text:span></text:p>
          </draw:text-box>
        </draw:frame>
        <draw:frame draw:style-name="gr3" draw:text-style-name="P1" draw:layer="layout" svg:width="5.715cm" svg:height="3.327cm" svg:x="0.873cm" svg:y="0.975cm">
          <draw:image xlink:href="Pictures/10000201000000FB00000093A4D63FD35B818F40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8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8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Paragraph_20_Font" style:display-name="Default Paragraph Font" style:family="graphic">
      <style:paragraph-properties fo:margin-left="0cm" fo:margin-right="0cm" fo:margin-top="0.374cm" fo:margin-bottom="0cm" fo:text-align="start" fo:text-indent="0cm" style:text-autospace="ideograph-alpha"/>
      <style:text-properties fo:font-size="11pt" fo:language="en" fo:country="US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8T14:10:56.846000000</meta:creation-date>
    <dc:date>2018-11-08T15:24:09.996000000</dc:date>
    <meta:editing-duration>PT2H36M3S</meta:editing-duration>
    <meta:editing-cycles>39</meta:editing-cycles>
    <meta:generator>LibreOffice/5.4.7.2$Windows_X86_64 LibreOffice_project/c838ef25c16710f8838b1faec480ebba495259d0</meta:generator>
    <meta:document-statistic meta:object-count="3"/>
  </office:meta>
</office:document-meta>
</file>